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Kaiti" svg:font-family="STKaiti"/>
    <style:font-face style:name="SimSun1" svg:font-family="SimSun"/>
    <style:font-face style:name="F" svg:font-family="" style:font-family-generic="roman"/>
    <style:font-face style:name="..1" svg:font-family=".., .." style:font-family-generic="roman"/>
    <style:font-face style:name=".." svg:font-family=".., .." style:font-family-generic="roman"/>
    <style:font-face style:name="Times New Roman2" svg:font-family="'Times New Roman'" style:font-family-generic="roman"/>
    <style:font-face style:name="Times New Roman" svg:font-family="'Times New Roman', 'Times New Roman'" style:font-family-generic="roman"/>
    <style:font-face style:name="Times New Roman1" svg:font-family="'Times New Roman', 'Times New Roman PSMT'" style:font-family-generic="roman"/>
    <style:font-face style:name="SimSun2" svg:font-family="SimSun, '... ...'" style:font-family-generic="swiss"/>
    <style:font-face style:name="SimSun3" svg:font-family="SimSun, 'Sim Sun'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661in"/>
    </style:style>
    <style:style style:name="co2" style:family="table-column">
      <style:table-column-properties fo:break-before="auto" style:column-width="4.0063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487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701in"/>
    </style:style>
    <style:style style:name="co7" style:family="table-column">
      <style:table-column-properties fo:break-before="auto" style:column-width="1.5217in"/>
    </style:style>
    <style:style style:name="co8" style:family="table-column">
      <style:table-column-properties fo:break-before="auto" style:column-width="1.1571in"/>
    </style:style>
    <style:style style:name="co9" style:family="table-column">
      <style:table-column-properties fo:break-before="auto" style:column-width="1.6646in"/>
    </style:style>
    <style:style style:name="co10" style:family="table-column">
      <style:table-column-properties fo:break-before="auto" style:column-width="1.3783in"/>
    </style:style>
    <style:style style:name="co11" style:family="table-column">
      <style:table-column-properties fo:break-before="auto" style:column-width="1.0925in"/>
    </style:style>
    <style:style style:name="co12" style:family="table-column">
      <style:table-column-properties fo:break-before="auto" style:column-width="1.1055in"/>
    </style:style>
    <style:style style:name="co13" style:family="table-column">
      <style:table-column-properties fo:break-before="auto" style:column-width="1.028in"/>
    </style:style>
    <style:style style:name="co14" style:family="table-column">
      <style:table-column-properties fo:break-before="auto" style:column-width="4.0055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4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use-window-font-color="true" style:text-outline="false" style:text-line-through-style="none" style:font-name="SimSun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fo:color="#000000" style:text-outline="false" style:text-line-through-style="none" style:font-name="SimSun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2" style:language-asian="en" style:country-asian="US" style:font-style-asian="normal" style:font-weight-asian="normal" style:font-name-complex="SimSun2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font-name="SimSun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fo:background-color="transparent" fo:border="none"/>
      <style:text-properties style:use-window-font-color="true" style:font-name="SimSun" fo:font-size="10.5pt" fo:language="en" fo:country="US" style:font-name-asian="微软雅黑" style:font-size-asian="10.5pt" style:language-asian="en" style:country-asian="US" style:font-name-complex="Mangal" style:font-size-complex="10.5pt" style:language-complex="en" style:country-complex="US"/>
    </style:style>
    <style:style style:name="ce8" style:family="table-cell" style:parent-style-name="Default" style:data-style-name="N3">
      <style:table-cell-properties fo:background-color="transparent" fo:border="none"/>
      <style:text-properties style:use-window-font-color="true" style:font-name="SimSun" fo:font-size="10.5pt" fo:language="en" fo:country="US" style:font-name-asian="SimSun1" style:font-size-asian="10.5pt" style:language-asian="en" style:country-asian="US" style:font-name-complex="SimSun1" style:font-size-complex="10.5pt" style:language-complex="en" style:country-complex="US"/>
    </style:style>
    <style:style style:name="ce9" style:family="table-cell" style:parent-style-name="Default" style:data-style-name="N3">
      <style:table-cell-properties fo:background-color="transparent"/>
      <style:text-properties style:font-name="SimSun" fo:font-size="10.5pt" fo:language="en" fo:country="US" style:font-size-asian="10.5pt" style:language-asian="en" style:country-asian="US" style:font-size-complex="10.5pt" style:language-complex="en" style:country-complex="US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 style:font-name="SimSun" fo:font-size="10.5pt" fo:language="en" fo:country="US" style:font-name-asian="微软雅黑" style:font-size-asian="10.5pt" style:language-asian="en" style:country-asian="US" style:font-name-complex="Mangal" style:font-size-complex="10.5pt" style:language-complex="en" style:country-complex="US"/>
    </style:style>
    <style:style style:name="ce12" style:family="table-cell" style:parent-style-name="Default" style:data-style-name="N3">
      <style:table-cell-properties fo:background-color="transparent" fo:border="none"/>
      <style:text-properties fo:color="#000000" style:font-name="SimSun" fo:font-size="10.5pt" fo:language="en" fo:country="US" style:font-name-asian="..1" style:font-size-asian="10.5pt" style:language-asian="en" style:country-asian="US" style:font-name-complex="..1" style:font-size-complex="10.5pt" style:language-complex="en" style:country-complex="US"/>
    </style:style>
    <style:style style:name="ce13" style:family="table-cell" style:parent-style-name="Default" style:data-style-name="N3">
      <style:table-cell-properties fo:background-color="transparent" fo:border="none"/>
      <style:text-properties fo:color="#000000" style:font-name="SimSun" fo:font-size="10.5pt" fo:language="en" fo:country="US" style:font-name-asian="Times New Roman" style:font-size-asian="10.5pt" style:language-asian="en" style:country-asian="US" style:font-name-complex="Times New Roman" style:font-size-complex="10.5pt" style:language-complex="en" style:country-complex="US"/>
    </style:style>
    <style:style style:name="ce14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end" fo:margin-left="0in"/>
      <style:text-properties fo:color="#000000" style:font-name="SimSun" fo:font-size="10.5pt" fo:language="en" fo:country="US" style:font-name-asian="..1" style:font-size-asian="10.5pt" style:language-asian="en" style:country-asian="US" style:font-name-complex="..1" style:font-size-complex="10.5pt" style:language-complex="en" style:country-complex="US"/>
    </style:style>
    <style:style style:name="ce15" style:family="table-cell" style:parent-style-name="Default" style:data-style-name="N3">
      <style:table-cell-properties fo:background-color="transparent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6" style:family="table-cell" style:parent-style-name="Default" style:data-style-name="N4">
      <style:table-cell-properties fo:background-color="transparent" fo:border="none"/>
      <style:text-properties fo:color="#000000" style:font-name="SimSun" fo:font-size="10.5pt" fo:language="en" fo:country="US" style:font-name-asian="Times New Roman" style:font-size-asian="10.5pt" style:language-asian="en" style:country-asian="US" style:font-name-complex="Times New Roman" style:font-size-complex="10.5pt" style:language-complex="en" style:country-complex="US"/>
    </style:style>
    <style:style style:name="ce17" style:family="table-cell" style:parent-style-name="Default" style:data-style-name="N4">
      <style:table-cell-properties fo:background-color="transparent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0" style:family="table-cell" style:parent-style-name="Default" style:data-style-name="N4">
      <style:table-cell-properties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1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ackground-color="transparent"/>
    </style:style>
    <style:style style:name="ce23" style:family="table-cell" style:parent-style-name="Default" style:data-style-name="N2"/>
    <style:style style:name="ce24" style:family="table-cell" style:parent-style-name="Default">
      <style:table-cell-properties fo:border="none"/>
      <style:text-properties fo:color="#000000" style:text-outline="false" style:text-line-through-style="none" style:font-name="SimSun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none"/>
      <style:text-properties fo:color="#000000" style:text-outline="false" style:text-line-through-style="none" style:font-name="SimSun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3" style:language-asian="en" style:country-asian="US" style:font-style-asian="normal" style:font-weight-asian="normal" style:font-name-complex="SimSun3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SimSun1" fo:font-size="10.5pt" fo:language="en" fo:country="US" style:font-size-asian="10.5pt" style:language-asian="en" style:country-asian="US" style:font-size-complex="5.94999980926514pt" style:language-complex="en" style:country-complex="US"/>
    </style:style>
    <style:style style:name="ce28" style:family="table-cell" style:parent-style-name="Default">
      <style:table-cell-properties fo:border="none"/>
      <style:text-properties fo:color="#000000" style:text-outline="false" style:text-line-through-style="none" style:font-name="SimSun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none"/>
      <style:text-properties fo:color="#000000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none"/>
      <style:text-properties fo:color="#000000" style:text-outline="false" style:text-line-through-style="none" style:font-name="..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Times New Roman2" fo:font-size="11.5pt" fo:language="en" fo:country="US" style:font-name-asian="Times New Roman2" style:font-size-asian="11.5pt" style:language-asian="en" style:country-asian="US" style:font-name-complex="Times New Roman2" style:font-size-complex="6.5pt" style:language-complex="en" style:country-complex="US"/>
    </style:style>
    <style:style style:name="ce32" style:family="table-cell" style:parent-style-name="Default">
      <style:text-properties style:font-name="Times New Roman2" fo:font-size="11.5pt" style:font-name-asian="Times New Roman2" style:font-size-asian="11.5pt" style:font-name-complex="Times New Roman2" style:font-size-complex="6.5pt"/>
    </style:style>
    <style:style style:name="ce33" style:family="table-cell" style:parent-style-name="Default">
      <style:table-cell-properties fo:border="none"/>
      <style:text-properties style:use-window-font-color="true" style:text-outline="false" style:text-line-through-style="none" style:font-name="Times New Roman2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1.5pt" style:language-asian="en" style:country-asian="US" style:font-style-asian="normal" style:font-weight-asian="normal" style:font-name-complex="Times New Roman2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none"/>
      <style:text-properties style:use-window-font-color="true" style:text-outline="false" style:text-line-through-style="none" style:font-name="Times New Roman2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1.5pt" style:language-asian="zh" style:country-asian="CN" style:font-style-asian="normal" style:font-weight-asian="normal" style:font-name-complex="Times New Roman2" style:font-size-complex="6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font-name="Times New Roman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font-name="STKait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SimSun1" fo:font-size="10.5pt" fo:language="en" fo:country="US" style:font-name-asian="SimSun1" style:font-size-asian="10.5pt" style:language-asian="en" style:country-asian="US" style:font-name-complex="SimSun1" style:font-size-complex="5.94999980926514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收入结构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number-columns-repeated="4" table:default-cell-style-name="ce10"/>
        <table:table-column table:style-name="co5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3"/>
        <table:table-column table:style-name="co5" table:number-columns-repeated="1005" table:default-cell-style-name="Default"/>
        <table:table-row table:style-name="ro1">
          <table:table-cell table:style-name="ce1"/>
          <table:table-cell/>
          <table:table-cell table:style-name="ce1" office:value-type="string">
            <text:p>Y2016</text:p>
          </table:table-cell>
          <table:table-cell table:style-name="ce1" office:value-type="string">
            <text:p>Y2015</text:p>
          </table:table-cell>
          <table:table-cell table:style-name="ce1" office:value-type="string">
            <text:p>Y2014</text:p>
          </table:table-cell>
          <table:table-cell table:style-name="ce1" office:value-type="string">
            <text:p>Y2013</text:p>
          </table:table-cell>
          <table:table-cell table:style-name="ce1" office:value-type="string">
            <text:p>Y2012</text:p>
          </table:table-cell>
          <table:table-cell table:style-name="ce1" office:value-type="float" office:value="2022">
            <text:p>2022</text:p>
          </table:table-cell>
          <table:table-cell table:style-name="ce1" office:value-type="float" office:value="2023">
            <text:p>2023</text:p>
          </table:table-cell>
          <table:table-cell table:style-name="ce18" table:number-columns-repeated="8"/>
          <table:table-cell table:style-name="ce21"/>
          <table:table-cell table:style-name="ce18" table:number-columns-repeated="1005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贷款利息收入</text:p>
          </table:table-cell>
          <table:table-cell table:style-name="ce7" office:value-type="float" office:value="95505000000">
            <text:p>95,505,000,000</text:p>
          </table:table-cell>
          <table:table-cell table:style-name="ce11" office:value-type="float" office:value="101750000000">
            <text:p>101,750,000,000</text:p>
          </table:table-cell>
          <table:table-cell table:style-name="ce11" office:value-type="float" office:value="93393000000">
            <text:p>93,393,000,000</text:p>
          </table:table-cell>
          <table:table-cell table:style-name="ce13" office:value-type="float" office:value="82505000000">
            <text:p>82,505,000,000</text:p>
          </table:table-cell>
          <table:table-cell table:style-name="ce13" office:value-type="float" office:value="74727000000">
            <text:p>74,727,000,000</text:p>
          </table:table-cell>
          <table:table-cell table:style-name="ce13"/>
          <table:table-cell table:style-name="ce16"/>
          <table:table-cell table:style-name="ce13"/>
          <table:table-cell table:style-name="ce16"/>
          <table:table-cell table:style-name="ce13" table:number-columns-repeated="2"/>
          <table:table-cell table:style-name="ce15" table:number-columns-repeated="4"/>
          <table:table-cell table:style-name="ce22"/>
          <table:table-cell table:style-name="ce3" table:number-columns-repeated="1005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拆借利息收入</text:p>
          </table:table-cell>
          <table:table-cell table:style-name="ce7" office:value-type="float" office:value="1132000000">
            <text:p>1,132,000,000</text:p>
          </table:table-cell>
          <table:table-cell table:style-name="ce11" office:value-type="float" office:value="2095000000">
            <text:p>2,095,000,000</text:p>
          </table:table-cell>
          <table:table-cell table:style-name="ce12" office:value-type="float" office:value="4645000000">
            <text:p>4,645,000,000</text:p>
          </table:table-cell>
          <table:table-cell table:style-name="ce13" office:value-type="float" office:value="6998000000">
            <text:p>6,998,000,000</text:p>
          </table:table-cell>
          <table:table-cell table:style-name="ce13" office:value-type="float" office:value="12865000000">
            <text:p>12,865,000,000</text:p>
          </table:table-cell>
          <table:table-cell table:style-name="ce13"/>
          <table:table-cell table:style-name="ce16"/>
          <table:table-cell table:style-name="ce13"/>
          <table:table-cell table:style-name="ce16"/>
          <table:table-cell table:style-name="ce13" table:number-columns-repeated="2"/>
          <table:table-cell table:style-name="ce15" table:number-columns-repeated="4"/>
          <table:table-cell table:style-name="ce22"/>
          <table:table-cell table:style-name="ce3" table:number-columns-repeated="1005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存放央行利息收入</text:p>
          </table:table-cell>
          <table:table-cell table:style-name="ce7" office:value-type="float" office:value="5898000000">
            <text:p>5,898,000,000</text:p>
          </table:table-cell>
          <table:table-cell table:style-name="ce11" office:value-type="float" office:value="6497000000">
            <text:p>6,497,000,000</text:p>
          </table:table-cell>
          <table:table-cell table:style-name="ce13" office:value-type="float" office:value="6205000000">
            <text:p>6,205,000,000</text:p>
          </table:table-cell>
          <table:table-cell table:style-name="ce13" office:value-type="float" office:value="5831000000">
            <text:p>5,831,000,000</text:p>
          </table:table-cell>
          <table:table-cell table:style-name="ce13" office:value-type="float" office:value="4532000000">
            <text:p>4,532,000,000</text:p>
          </table:table-cell>
          <table:table-cell table:style-name="ce13"/>
          <table:table-cell table:style-name="ce16"/>
          <table:table-cell table:style-name="ce13">
            <draw:frame table:end-cell-address="收入结构.W21" table:end-x="0.7484in" table:end-y="0.202in" draw:z-index="0" draw:style-name="gr1" draw:text-style-name="P1" svg:width="15.05in" svg:height="3.587in" svg:x="0.7075in" svg:y="0.061in">
              <draw:object draw:notify-on-update-of-ranges="收入结构.B2:收入结构.B10 收入结构.C1:收入结构.C1 收入结构.C2:收入结构.C10 收入结构.D1:收入结构.D1 收入结构.D2:收入结构.D10 收入结构.E1:收入结构.E1 收入结构.E2:收入结构.E10 收入结构.F1:收入结构.F1 收入结构.F2:收入结构.F10 收入结构.G1:收入结构.G1 收入结构.G2:收入结构.G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6"/>
          <table:table-cell table:style-name="ce13" table:number-columns-repeated="2"/>
          <table:table-cell table:style-name="ce15" table:number-columns-repeated="4"/>
          <table:table-cell table:style-name="ce22"/>
          <table:table-cell table:style-name="ce3" table:number-columns-repeated="1005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存放同业及其他金融机构利息收入</text:p>
          </table:table-cell>
          <table:table-cell table:style-name="ce8" office:value-type="float" office:value="2052000000">
            <text:p>2,052,000,000</text:p>
          </table:table-cell>
          <table:table-cell table:style-name="ce11" office:value-type="float" office:value="3894000000">
            <text:p>3,894,000,000</text:p>
          </table:table-cell>
          <table:table-cell table:style-name="ce12" office:value-type="float" office:value="4782000000">
            <text:p>4,782,000,000</text:p>
          </table:table-cell>
          <table:table-cell table:style-name="ce13" office:value-type="float" office:value="6086000000">
            <text:p>6,086,000,000</text:p>
          </table:table-cell>
          <table:table-cell table:style-name="ce13" office:value-type="float" office:value="5369000000">
            <text:p>5,369,000,000</text:p>
          </table:table-cell>
          <table:table-cell table:style-name="ce13"/>
          <table:table-cell table:style-name="ce16"/>
          <table:table-cell table:style-name="ce13"/>
          <table:table-cell table:style-name="ce16"/>
          <table:table-cell table:style-name="ce13" table:number-columns-repeated="2"/>
          <table:table-cell table:style-name="ce15" table:number-columns-repeated="4"/>
          <table:table-cell table:style-name="ce22"/>
          <table:table-cell table:style-name="ce3" table:number-columns-repeated="1005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买入返售利息收入</text:p>
          </table:table-cell>
          <table:table-cell table:style-name="ce7" office:value-type="float" office:value="4511000000">
            <text:p>4,511,000,000</text:p>
          </table:table-cell>
          <table:table-cell table:style-name="ce11" office:value-type="float" office:value="27382000000">
            <text:p>27,382,000,000</text:p>
          </table:table-cell>
          <table:table-cell table:style-name="ce14" office:value-type="float" office:value="56335000000">
            <text:p>56,335,000,000</text:p>
          </table:table-cell>
          <table:table-cell table:style-name="ce13" office:value-type="float" office:value="50231000000">
            <text:p>50,231,000,000</text:p>
          </table:table-cell>
          <table:table-cell table:style-name="ce13" office:value-type="float" office:value="40836000000">
            <text:p>40,836,000,000</text:p>
          </table:table-cell>
          <table:table-cell table:style-name="ce13"/>
          <table:table-cell table:style-name="ce16"/>
          <table:table-cell table:style-name="ce13"/>
          <table:table-cell table:style-name="ce16"/>
          <table:table-cell table:style-name="ce13" table:number-columns-repeated="2"/>
          <table:table-cell table:style-name="ce15" table:number-columns-repeated="4"/>
          <table:table-cell table:style-name="ce22"/>
          <table:table-cell table:style-name="ce3" table:number-columns-repeated="1005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投资损益和利息收入</text:p>
          </table:table-cell>
          <table:table-cell table:style-name="ce7" office:value-type="float" office:value="132983000000">
            <text:p>132,983,000,000</text:p>
          </table:table-cell>
          <table:table-cell table:style-name="ce11" office:value-type="float" office:value="111501000000">
            <text:p>111,501,000,000</text:p>
          </table:table-cell>
          <table:table-cell table:style-name="ce12" office:value-type="float" office:value="49718000000">
            <text:p>49,718,000,000</text:p>
          </table:table-cell>
          <table:table-cell table:style-name="ce13" office:value-type="float" office:value="34716000000">
            <text:p>34,716,000,000</text:p>
          </table:table-cell>
          <table:table-cell table:style-name="ce13" office:value-type="float" office:value="14542000000">
            <text:p>14,542,000,000</text:p>
          </table:table-cell>
          <table:table-cell table:style-name="ce13"/>
          <table:table-cell table:style-name="ce16"/>
          <table:table-cell table:style-name="ce13"/>
          <table:table-cell table:style-name="ce16"/>
          <table:table-cell table:style-name="ce13" table:number-columns-repeated="2"/>
          <table:table-cell table:style-name="ce15" table:number-columns-repeated="4"/>
          <table:table-cell table:style-name="ce22"/>
          <table:table-cell table:style-name="ce3" table:number-columns-repeated="1005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手续费及佣金收入</text:p>
          </table:table-cell>
          <table:table-cell table:style-name="ce7" office:value-type="float" office:value="38682000000">
            <text:p>38,682,000,000</text:p>
          </table:table-cell>
          <table:table-cell table:style-name="ce11" office:value-type="float" office:value="33592000000">
            <text:p>33,592,000,000</text:p>
          </table:table-cell>
          <table:table-cell table:style-name="ce12" office:value-type="float" office:value="28412000000">
            <text:p>28,412,000,000</text:p>
          </table:table-cell>
          <table:table-cell table:style-name="ce13" office:value-type="float" office:value="24736000000">
            <text:p>24,736,000,000</text:p>
          </table:table-cell>
          <table:table-cell table:style-name="ce13" office:value-type="float" office:value="15681000000">
            <text:p>15,681,000,000</text:p>
          </table:table-cell>
          <table:table-cell table:style-name="ce13"/>
          <table:table-cell table:style-name="ce16"/>
          <table:table-cell table:style-name="ce13"/>
          <table:table-cell table:style-name="ce16"/>
          <table:table-cell table:style-name="ce13" table:number-columns-repeated="2"/>
          <table:table-cell table:style-name="ce15" table:number-columns-repeated="4"/>
          <table:table-cell table:style-name="ce22"/>
          <table:table-cell table:style-name="ce3" table:number-columns-repeated="1005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融资租赁利息收入</text:p>
          </table:table-cell>
          <table:table-cell table:style-name="ce7" office:value-type="float" office:value="4923000000">
            <text:p>4,923,000,000</text:p>
          </table:table-cell>
          <table:table-cell table:style-name="ce11" office:value-type="float" office:value="5367000000">
            <text:p>5,367,000,000</text:p>
          </table:table-cell>
          <table:table-cell table:style-name="ce12" office:value-type="float" office:value="4031000000">
            <text:p>4,031,000,000</text:p>
          </table:table-cell>
          <table:table-cell table:style-name="ce13" office:value-type="float" office:value="3228000000">
            <text:p>3,228,000,000</text:p>
          </table:table-cell>
          <table:table-cell table:style-name="ce13" office:value-type="float" office:value="2522000000">
            <text:p>2,522,000,000</text:p>
          </table:table-cell>
          <table:table-cell table:style-name="ce13"/>
          <table:table-cell table:style-name="ce16"/>
          <table:table-cell table:style-name="ce13"/>
          <table:table-cell table:style-name="ce16"/>
          <table:table-cell table:style-name="ce13" table:number-columns-repeated="2"/>
          <table:table-cell table:style-name="ce15" table:number-columns-repeated="4"/>
          <table:table-cell table:style-name="ce22"/>
          <table:table-cell table:style-name="ce3" table:number-columns-repeated="1005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其他收入</text:p>
          </table:table-cell>
          <table:table-cell table:style-name="ce9" office:value-type="float" office:value="-2536000000">
            <text:p>-2,536,000,000</text:p>
          </table:table-cell>
          <table:table-cell table:style-name="ce11" office:value-type="float" office:value="-190000000">
            <text:p>-190,000,000</text:p>
          </table:table-cell>
          <table:table-cell table:style-name="ce12" office:value-type="float" office:value="2602000000">
            <text:p>2,602,000,000</text:p>
          </table:table-cell>
          <table:table-cell table:style-name="ce13" office:value-type="float" office:value="-313000000">
            <text:p>-313,000,000</text:p>
          </table:table-cell>
          <table:table-cell table:style-name="ce13" office:value-type="float" office:value="841000000">
            <text:p>841,000,000</text:p>
          </table:table-cell>
          <table:table-cell table:style-name="ce13"/>
          <table:table-cell table:style-name="ce16"/>
          <table:table-cell table:style-name="ce13"/>
          <table:table-cell table:style-name="ce16"/>
          <table:table-cell table:style-name="ce13" table:number-columns-repeated="2"/>
          <table:table-cell table:style-name="ce15" table:number-columns-repeated="4"/>
          <table:table-cell table:style-name="ce22"/>
          <table:table-cell table:style-name="ce3" table:number-columns-repeated="1005"/>
        </table:table-row>
        <table:table-row table:style-name="ro2">
          <table:table-cell table:style-name="ce2"/>
          <table:table-cell table:style-name="ce3"/>
          <table:table-cell table:style-name="ce7" table:number-columns-repeated="5"/>
          <table:table-cell table:style-name="ce15"/>
          <table:table-cell table:style-name="ce17"/>
          <table:table-cell table:style-name="ce15"/>
          <table:table-cell table:style-name="ce17"/>
          <table:table-cell table:style-name="ce15" table:number-columns-repeated="6"/>
          <table:table-cell table:style-name="ce22"/>
          <table:table-cell table:style-name="ce3" table:number-columns-repeated="1005"/>
        </table:table-row>
        <table:table-row table:style-name="ro2" table:number-rows-repeated="2">
          <table:table-cell table:style-name="ce3" table:number-columns-repeated="2"/>
          <table:table-cell table:style-name="ce7" table:number-columns-repeated="5"/>
          <table:table-cell table:style-name="ce15"/>
          <table:table-cell table:style-name="ce17"/>
          <table:table-cell table:style-name="ce15"/>
          <table:table-cell table:style-name="ce17"/>
          <table:table-cell table:style-name="ce15" table:number-columns-repeated="5"/>
          <table:table-cell table:style-name="ce3"/>
          <table:table-cell table:style-name="ce22"/>
          <table:table-cell table:style-name="ce3"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5" office:value-type="string">
            <text:p>贷款</text:p>
          </table:table-cell>
          <table:table-cell table:style-name="ce7" office:value-type="float" office:value="151236000000">
            <text:p>151,236,000,000</text:p>
          </table:table-cell>
          <table:table-cell table:style-name="ce7" office:value-type="float" office:value="159885000000">
            <text:p>159,885,000,000</text:p>
          </table:table-cell>
          <table:table-cell table:style-name="ce7" office:value-type="float" office:value="145727000000">
            <text:p>145,727,000,000</text:p>
          </table:table-cell>
          <table:table-cell table:style-name="ce7" office:value-type="float" office:value="127630000000">
            <text:p>127,630,000,000</text:p>
          </table:table-cell>
          <table:table-cell table:style-name="ce7" office:value-type="float" office:value="115926000000">
            <text:p>115,926,000,000</text:p>
          </table:table-cell>
          <table:table-cell table:number-columns-repeated="2"/>
          <table:table-cell table:style-name="ce19"/>
          <table:table-cell table:style-name="ce20"/>
          <table:table-cell table:style-name="ce19" table:number-columns-repeated="4"/>
          <table:table-cell table:number-columns-repeated="1008"/>
        </table:table-row>
        <table:table-row table:style-name="ro2">
          <table:table-cell office:value-type="string">
            <text:p>招商银行</text:p>
          </table:table-cell>
          <table:table-cell table:style-name="ce6" office:value-type="string">
            <text:p>存放中央银行</text:p>
          </table:table-cell>
          <table:table-cell table:style-name="ce7" office:value-type="float" office:value="8170000000">
            <text:p>8,170,000,000</text:p>
          </table:table-cell>
          <table:table-cell table:style-name="ce7" office:value-type="float" office:value="8598000000">
            <text:p>8,598,000,000</text:p>
          </table:table-cell>
          <table:table-cell table:style-name="ce7" office:value-type="float" office:value="8318000000">
            <text:p>8,318,000,000</text:p>
          </table:table-cell>
          <table:table-cell table:style-name="ce7" office:value-type="float" office:value="7296000000">
            <text:p>7,296,000,000</text:p>
          </table:table-cell>
          <table:table-cell table:style-name="ce7" office:value-type="float" office:value="6392000000">
            <text:p>6,392,000,000</text:p>
          </table:table-cell>
          <table:table-cell table:number-columns-repeated="4"/>
          <table:table-cell table:style-name="ce19" table:number-columns-repeated="4"/>
          <table:table-cell table:number-columns-repeated="1008"/>
        </table:table-row>
        <table:table-row table:style-name="ro2">
          <table:table-cell office:value-type="string">
            <text:p>招商银行</text:p>
          </table:table-cell>
          <table:table-cell table:style-name="ce6" office:value-type="string">
            <text:p>拆借、存放等同业业务</text:p>
          </table:table-cell>
          <table:table-cell table:style-name="ce7" office:value-type="float" office:value="10354000000">
            <text:p>10,354,000,000</text:p>
          </table:table-cell>
          <table:table-cell table:style-name="ce7" office:value-type="float" office:value="18064000000">
            <text:p>18,064,000,000</text:p>
          </table:table-cell>
          <table:table-cell table:style-name="ce7" office:value-type="float" office:value="31040000000">
            <text:p>31,040,000,000</text:p>
          </table:table-cell>
          <table:table-cell table:style-name="ce7" office:value-type="float" office:value="16948000000">
            <text:p>16,948,000,000</text:p>
          </table:table-cell>
          <table:table-cell table:style-name="ce7" office:value-type="float" office:value="11839000000">
            <text:p>11,839,000,000</text:p>
          </table:table-cell>
          <table:table-cell table:number-columns-repeated="4"/>
          <table:table-cell table:style-name="ce19" table:number-columns-repeated="4"/>
          <table:table-cell table:number-columns-repeated="1008"/>
        </table:table-row>
        <table:table-row table:style-name="ro2">
          <table:table-cell office:value-type="string">
            <text:p>招商银行</text:p>
          </table:table-cell>
          <table:table-cell table:style-name="ce6" office:value-type="string">
            <text:p>投资</text:p>
          </table:table-cell>
          <table:table-cell table:style-name="ce7" office:value-type="float" office:value="45721000000">
            <text:p>45,721,000,000</text:p>
          </table:table-cell>
          <table:table-cell table:style-name="ce7" office:value-type="float" office:value="48175000000">
            <text:p>48,175,000,000</text:p>
          </table:table-cell>
          <table:table-cell table:style-name="ce7" office:value-type="float" office:value="37749000000">
            <text:p>37,749,000,000</text:p>
          </table:table-cell>
          <table:table-cell table:style-name="ce7" office:value-type="float" office:value="21621000000">
            <text:p>21,621,000,000</text:p>
          </table:table-cell>
          <table:table-cell table:style-name="ce7" office:value-type="float" office:value="15944000000">
            <text:p>15,944,000,000</text:p>
          </table:table-cell>
          <table:table-cell table:number-columns-repeated="4"/>
          <table:table-cell table:style-name="ce19" table:number-columns-repeated="4"/>
          <table:table-cell table:number-columns-repeated="1008"/>
        </table:table-row>
        <table:table-row table:style-name="ro2">
          <table:table-cell office:value-type="string">
            <text:p>招商银行</text:p>
          </table:table-cell>
          <table:table-cell table:style-name="ce6" office:value-type="string">
            <text:p>手续费及佣金收入</text:p>
          </table:table-cell>
          <table:table-cell table:style-name="ce7" office:value-type="float" office:value="66003000000">
            <text:p>66,003,000,000</text:p>
          </table:table-cell>
          <table:table-cell table:style-name="ce7" office:value-type="float" office:value="57798000000">
            <text:p>57,798,000,000</text:p>
          </table:table-cell>
          <table:table-cell table:style-name="ce7" office:value-type="float" office:value="48543000000">
            <text:p>48,543,000,000</text:p>
          </table:table-cell>
          <table:table-cell table:style-name="ce7" office:value-type="float" office:value="31365000000">
            <text:p>31,365,000,000</text:p>
          </table:table-cell>
          <table:table-cell table:style-name="ce7" office:value-type="float" office:value="21167000000">
            <text:p>21,167,000,000</text:p>
          </table:table-cell>
          <table:table-cell table:number-columns-repeated="4"/>
          <table:table-cell table:style-name="ce19" table:number-columns-repeated="4"/>
          <table:table-cell table:number-columns-repeated="1008"/>
        </table:table-row>
        <table:table-row table:style-name="ro2">
          <table:table-cell office:value-type="string">
            <text:p>招商银行</text:p>
          </table:table-cell>
          <table:table-cell table:style-name="ce6" office:value-type="string">
            <text:p>其他业务</text:p>
          </table:table-cell>
          <table:table-cell table:style-name="ce7" office:value-type="float" office:value="13565000000">
            <text:p>13,565,000,000</text:p>
          </table:table-cell>
          <table:table-cell table:style-name="ce7" office:value-type="float" office:value="11323000000">
            <text:p>11,323,000,000</text:p>
          </table:table-cell>
          <table:table-cell table:style-name="ce7" office:value-type="float" office:value="9167000000">
            <text:p>9,167,000,000</text:p>
          </table:table-cell>
          <table:table-cell table:style-name="ce7" office:value-type="float" office:value="4507000000">
            <text:p>4,507,000,000</text:p>
          </table:table-cell>
          <table:table-cell table:style-name="ce7" office:value-type="float" office:value="5254000000">
            <text:p>5,254,000,000</text:p>
          </table:table-cell>
          <table:table-cell table:number-columns-repeated="5"/>
          <table:table-cell table:style-name="ce19" table:number-columns-repeated="3"/>
          <table:table-cell table:number-columns-repeated="1008"/>
        </table:table-row>
        <table:table-row table:style-name="ro2" table:number-rows-repeated="3">
          <table:table-cell table:number-columns-repeated="12"/>
          <table:table-cell table:style-name="ce19" table:number-columns-repeated="3"/>
          <table:table-cell table:number-columns-repeated="1008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"/>
          <table:table-cell>
            <draw:frame table:end-cell-address="收入结构.U44" table:end-x="0.3614in" table:end-y="0.1413in" draw:z-index="1" draw:style-name="gr1" draw:text-style-name="P1" svg:width="11.072in" svg:height="3.6118in" svg:x="1.3547in" svg:y="0.0858in">
              <draw:object draw:notify-on-update-of-ranges="收入结构.B14:收入结构.B19 收入结构.C1:收入结构.C1 收入结构.C14:收入结构.C19 收入结构.D1:收入结构.D1 收入结构.D14:收入结构.D19 收入结构.E1:收入结构.E1 收入结构.E14:收入结构.E19 收入结构.F1:收入结构.F1 收入结构.F14:收入结构.F19 收入结构.G1:收入结构.G1 收入结构.G14:收入结构.G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2" table:number-rows-repeated="104855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支出结构" table:style-name="ta1" table:print="false">
        <office:forms form:automatic-focus="false" form:apply-design-mode="false"/>
        <table:table-column table:style-name="co5" table:default-cell-style-name="Default"/>
        <table:table-column table:style-name="co14" table:default-cell-style-name="ce24"/>
        <table:table-column table:style-name="co5" table:number-columns-repeated="2" table:default-cell-style-name="ce29"/>
        <table:table-column table:style-name="co5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>
            <text:p>Y2016</text:p>
          </table:table-cell>
          <table:table-cell table:style-name="Default" office:value-type="string">
            <text:p>Y2015</text:p>
          </table:table-cell>
          <table:table-cell office:value-type="string">
            <text:p>Y2014</text:p>
          </table:table-cell>
          <table:table-cell office:value-type="string">
            <text:p>Y2013</text:p>
          </table:table-cell>
          <table:table-cell office:value-type="string">
            <text:p>Y2012</text:p>
          </table:table-cell>
          <table:table-cell table:number-columns-repeated="6"/>
        </table:table-row>
        <table:table-row table:style-name="ro3">
          <table:table-cell office:value-type="string">
            <text:p>兴业银行</text:p>
          </table:table-cell>
          <table:table-cell table:style-name="ce4" office:value-type="string">
            <text:p>向中央银行借款利息支出</text:p>
          </table:table-cell>
          <table:table-cell table:style-name="ce27" office:value-type="float" office:value="3972">
            <text:p>3972</text:p>
          </table:table-cell>
          <table:table-cell table:style-name="ce27" office:value-type="float" office:value="1801">
            <text:p>1801</text:p>
          </table:table-cell>
          <table:table-cell table:style-name="ce30" office:value-type="float" office:value="210">
            <text:p>210</text:p>
          </table:table-cell>
          <table:table-cell table:style-name="ce3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ce26"/>
          <table:table-cell/>
          <table:table-cell table:style-name="ce30"/>
          <table:table-cell/>
          <table:table-cell table:style-name="ce30"/>
        </table:table-row>
        <table:table-row table:style-name="ro3">
          <table:table-cell office:value-type="string">
            <text:p>兴业银行</text:p>
          </table:table-cell>
          <table:table-cell table:style-name="ce4" office:value-type="string">
            <text:p>存款利息支出</text:p>
          </table:table-cell>
          <table:table-cell table:style-name="ce27" office:value-type="float" office:value="42313">
            <text:p>42313</text:p>
          </table:table-cell>
          <table:table-cell table:style-name="ce27" office:value-type="float" office:value="57422">
            <text:p>57422</text:p>
          </table:table-cell>
          <table:table-cell table:style-name="ce30" office:value-type="float" office:value="52279">
            <text:p>52279</text:p>
          </table:table-cell>
          <table:table-cell table:style-name="ce30" office:value-type="float" office:value="44209">
            <text:p>44209</text:p>
          </table:table-cell>
          <table:table-cell table:style-name="ce4" office:value-type="float" office:value="33662">
            <text:p>33662</text:p>
          </table:table-cell>
          <table:table-cell/>
          <table:table-cell table:style-name="ce30"/>
          <table:table-cell/>
          <table:table-cell table:style-name="ce30"/>
          <table:table-cell/>
          <table:table-cell table:style-name="ce30"/>
        </table:table-row>
        <table:table-row table:style-name="ro3">
          <table:table-cell office:value-type="string">
            <text:p>兴业银行</text:p>
          </table:table-cell>
          <table:table-cell table:style-name="ce4" office:value-type="string">
            <text:p>发行债券利息支出</text:p>
          </table:table-cell>
          <table:table-cell table:style-name="ce27" office:value-type="float" office:value="22569">
            <text:p>22569</text:p>
          </table:table-cell>
          <table:table-cell table:style-name="ce27" office:value-type="float" office:value="12673">
            <text:p>12673</text:p>
          </table:table-cell>
          <table:table-cell table:style-name="ce30" office:value-type="float" office:value="5136">
            <text:p>5136</text:p>
          </table:table-cell>
          <table:table-cell table:style-name="ce30" office:value-type="float" office:value="3100">
            <text:p>3100</text:p>
          </table:table-cell>
          <table:table-cell table:style-name="ce27" office:value-type="float" office:value="3283">
            <text:p>3283</text:p>
          </table:table-cell>
          <table:table-cell table:style-name="ce4"/>
          <table:table-cell table:style-name="ce30"/>
          <table:table-cell/>
          <table:table-cell table:style-name="ce30"/>
          <table:table-cell/>
          <table:table-cell table:style-name="ce30"/>
        </table:table-row>
        <table:table-row table:style-name="ro3">
          <table:table-cell office:value-type="string">
            <text:p>兴业银行</text:p>
          </table:table-cell>
          <table:table-cell table:style-name="ce4" office:value-type="string">
            <text:p>同业及其他金融机构存放利息支出</text:p>
          </table:table-cell>
          <table:table-cell table:style-name="ce27" office:value-type="float" office:value="49291">
            <text:p>49291</text:p>
          </table:table-cell>
          <table:table-cell table:style-name="ce27" office:value-type="float" office:value="57897">
            <text:p>57897</text:p>
          </table:table-cell>
          <table:table-cell table:style-name="ce30" office:value-type="float" office:value="57565">
            <text:p>57565</text:p>
          </table:table-cell>
          <table:table-cell table:style-name="ce30" office:value-type="float" office:value="47367">
            <text:p>47367</text:p>
          </table:table-cell>
          <table:table-cell table:style-name="ce27" office:value-type="float" office:value="35997">
            <text:p>35997</text:p>
          </table:table-cell>
          <table:table-cell table:style-name="ce4"/>
          <table:table-cell table:style-name="ce30"/>
          <table:table-cell/>
          <table:table-cell table:style-name="ce30"/>
          <table:table-cell/>
          <table:table-cell table:style-name="ce30"/>
        </table:table-row>
        <table:table-row table:style-name="ro3">
          <table:table-cell office:value-type="string">
            <text:p>兴业银行</text:p>
          </table:table-cell>
          <table:table-cell table:style-name="ce4" office:value-type="string">
            <text:p>拆入资金利息支出</text:p>
          </table:table-cell>
          <table:table-cell table:style-name="ce27" office:value-type="float" office:value="3605">
            <text:p>3605</text:p>
          </table:table-cell>
          <table:table-cell table:style-name="ce27" office:value-type="float" office:value="3785">
            <text:p>3785</text:p>
          </table:table-cell>
          <table:table-cell table:style-name="ce30" office:value-type="float" office:value="3546">
            <text:p>3546</text:p>
          </table:table-cell>
          <table:table-cell table:style-name="ce30" office:value-type="float" office:value="2718">
            <text:p>2718</text:p>
          </table:table-cell>
          <table:table-cell table:style-name="ce27" office:value-type="float" office:value="2066">
            <text:p>2066</text:p>
          </table:table-cell>
          <table:table-cell table:style-name="ce4"/>
          <table:table-cell table:style-name="ce30"/>
          <table:table-cell/>
          <table:table-cell table:style-name="ce30"/>
          <table:table-cell/>
          <table:table-cell table:style-name="ce30"/>
        </table:table-row>
        <table:table-row table:style-name="ro3">
          <table:table-cell office:value-type="string">
            <text:p>兴业银行</text:p>
          </table:table-cell>
          <table:table-cell table:style-name="ce4" office:value-type="string">
            <text:p>卖出回购利息支出</text:p>
          </table:table-cell>
          <table:table-cell table:style-name="ce27" office:value-type="float" office:value="2058">
            <text:p>2058</text:p>
          </table:table-cell>
          <table:table-cell table:style-name="ce27" office:value-type="float" office:value="2427">
            <text:p>2427</text:p>
          </table:table-cell>
          <table:table-cell table:style-name="ce30" office:value-type="float" office:value="4969">
            <text:p>4969</text:p>
          </table:table-cell>
          <table:table-cell table:style-name="ce30" office:value-type="float" office:value="5537">
            <text:p>5537</text:p>
          </table:table-cell>
          <table:table-cell table:style-name="ce27" office:value-type="float" office:value="7801">
            <text:p>7801</text:p>
          </table:table-cell>
          <table:table-cell table:style-name="ce4"/>
          <table:table-cell table:style-name="ce30"/>
          <table:table-cell/>
          <table:table-cell table:style-name="ce30"/>
          <table:table-cell/>
          <table:table-cell table:style-name="ce30"/>
        </table:table-row>
        <table:table-row table:style-name="ro3">
          <table:table-cell office:value-type="string">
            <text:p>兴业银行</text:p>
          </table:table-cell>
          <table:table-cell table:style-name="ce4" office:value-type="string">
            <text:p>其他利息支出</text:p>
          </table:table-cell>
          <table:table-cell table:style-name="ce27" office:value-type="float" office:value="152">
            <text:p>152</text:p>
          </table:table-cell>
          <table:table-cell table:style-name="ce27" office:value-type="float" office:value="133">
            <text:p>133</text:p>
          </table:table-cell>
          <table:table-cell table:style-name="ce30" office:value-type="float" office:value="149">
            <text:p>149</text:p>
          </table:table-cell>
          <table:table-cell table:style-name="ce30" office:value-type="float" office:value="826">
            <text:p>826</text:p>
          </table:table-cell>
          <table:table-cell office:value-type="float" office:value="753">
            <text:p>753</text:p>
          </table:table-cell>
          <table:table-cell table:style-name="ce4"/>
          <table:table-cell table:style-name="ce30"/>
          <table:table-cell/>
          <table:table-cell table:style-name="ce30"/>
          <table:table-cell/>
          <table:table-cell table:style-name="ce30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9"/>
        </table:table-row>
        <table:table-row table:style-name="ro4">
          <table:table-cell office:value-type="string">
            <text:p>招商银行</text:p>
          </table:table-cell>
          <table:table-cell office:value-type="string">
            <text:p>向中央银行借款 </text:p>
          </table:table-cell>
          <table:table-cell table:style-name="ce28" office:value-type="float" office:value="4793">
            <text:p>4793</text:p>
          </table:table-cell>
          <table:table-cell office:value-type="float" office:value="1696">
            <text:p>1696</text:p>
          </table:table-cell>
          <table:table-cell table:style-name="ce31" office:value-type="float" office:value="142">
            <text:p>142</text:p>
          </table:table-cell>
          <table:table-cell table:style-name="ce29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招商银行</text:p>
          </table:table-cell>
          <table:table-cell table:style-name="ce25" office:value-type="string">
            <text:p>客户存款 </text:p>
          </table:table-cell>
          <table:table-cell office:value-type="float" office:value="46000">
            <text:p>46000</text:p>
          </table:table-cell>
          <table:table-cell office:value-type="float" office:value="60448">
            <text:p>60448</text:p>
          </table:table-cell>
          <table:table-cell table:style-name="ce31" office:value-type="float" office:value="64102">
            <text:p>64102</text:p>
          </table:table-cell>
          <table:table-cell table:style-name="ce33" office:value-type="float" office:value="48475">
            <text:p>48475</text:p>
          </table:table-cell>
          <table:table-cell table:style-name="ce36" office:value-type="float" office:value="42308">
            <text:p>42308</text:p>
          </table:table-cell>
          <table:table-cell table:number-columns-repeated="6"/>
        </table:table-row>
        <table:table-row table:style-name="ro4">
          <table:table-cell office:value-type="string">
            <text:p>招商银行</text:p>
          </table:table-cell>
          <table:table-cell office:value-type="string">
            <text:p>债券利息支出 </text:p>
          </table:table-cell>
          <table:table-cell office:value-type="float" office:value="9925">
            <text:p>9925</text:p>
          </table:table-cell>
          <table:table-cell office:value-type="float" office:value="7150">
            <text:p>7150</text:p>
          </table:table-cell>
          <table:table-cell table:style-name="ce31" office:value-type="float" office:value="3921">
            <text:p>3921</text:p>
          </table:table-cell>
          <table:table-cell table:style-name="ce33" office:value-type="float" office:value="3281">
            <text:p>3281</text:p>
          </table:table-cell>
          <table:table-cell table:style-name="ce36" office:value-type="float" office:value="2771">
            <text:p>2771</text:p>
          </table:table-cell>
          <table:table-cell>
            <draw:frame table:end-cell-address="支出结构.P30" table:end-x="0.2819in" table:end-y="0.1382in" draw:z-index="0" draw:style-name="gr1" draw:text-style-name="P1" svg:width="10.2516in" svg:height="3.5429in" svg:x="0.711in" svg:y="0.1508in">
              <draw:object draw:notify-on-update-of-ranges="支出结构.B1:支出结构.B1 支出结构.B2:支出结构.B8 支出结构.C1:支出结构.C1 支出结构.C2:支出结构.C8 支出结构.D1:支出结构.D1 支出结构.D2:支出结构.D8 支出结构.E1:支出结构.E1 支出结构.E2:支出结构.E8 支出结构.F1:支出结构.F1 支出结构.F2:支出结构.F8 支出结构.G1:支出结构.G1 支出结构.G2:支出结构.G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4">
          <table:table-cell office:value-type="string">
            <text:p>招商银行</text:p>
          </table:table-cell>
          <table:table-cell office:value-type="string">
            <text:p>同业和其他金融机构存放款项 </text:p>
          </table:table-cell>
          <table:table-cell office:value-type="float" office:value="12163">
            <text:p>12163</text:p>
          </table:table-cell>
          <table:table-cell office:value-type="float" office:value="22168">
            <text:p>22168</text:p>
          </table:table-cell>
          <table:table-cell table:style-name="ce31" office:value-type="float" office:value="33796">
            <text:p>33796</text:p>
          </table:table-cell>
          <table:table-cell table:style-name="ce33" office:value-type="float" office:value="14724">
            <text:p>14724</text:p>
          </table:table-cell>
          <table:table-cell table:style-name="ce36" office:value-type="float" office:value="8853">
            <text:p>8853</text:p>
          </table:table-cell>
          <table:table-cell table:number-columns-repeated="6"/>
        </table:table-row>
        <table:table-row table:style-name="ro4">
          <table:table-cell office:value-type="string">
            <text:p>招商银行</text:p>
          </table:table-cell>
          <table:table-cell office:value-type="string">
            <text:p>拆入资金 </text:p>
          </table:table-cell>
          <table:table-cell office:value-type="float" office:value="5032">
            <text:p>5032</text:p>
          </table:table-cell>
          <table:table-cell office:value-type="float" office:value="4778">
            <text:p>4778</text:p>
          </table:table-cell>
          <table:table-cell table:style-name="ce31" office:value-type="float" office:value="7236">
            <text:p>7236</text:p>
          </table:table-cell>
          <table:table-cell table:style-name="ce33" office:value-type="float" office:value="5451">
            <text:p>5451</text:p>
          </table:table-cell>
          <table:table-cell table:style-name="ce36" office:value-type="float" office:value="5139">
            <text:p>5139</text:p>
          </table:table-cell>
          <table:table-cell table:number-columns-repeated="6"/>
        </table:table-row>
        <table:table-row table:style-name="ro4">
          <table:table-cell office:value-type="string">
            <text:p>招商银行</text:p>
          </table:table-cell>
          <table:table-cell office:value-type="string">
            <text:p>卖出回购金融资产款 </text:p>
          </table:table-cell>
          <table:table-cell office:value-type="float" office:value="2973">
            <text:p>2973</text:p>
          </table:table-cell>
          <table:table-cell office:value-type="float" office:value="2150">
            <text:p>2150</text:p>
          </table:table-cell>
          <table:table-cell table:style-name="ce31" office:value-type="float" office:value="1637">
            <text:p>1637</text:p>
          </table:table-cell>
          <table:table-cell table:style-name="ce33" office:value-type="float" office:value="2651">
            <text:p>2651</text:p>
          </table:table-cell>
          <table:table-cell table:style-name="ce36" office:value-type="float" office:value="2656">
            <text:p>2656</text:p>
          </table:table-cell>
          <table:table-cell table:number-columns-repeated="6"/>
        </table:table-row>
        <table:table-row table:style-name="ro5">
          <table:table-cell office:value-type="string">
            <text:p>招商银行</text:p>
          </table:table-cell>
          <table:table-cell office:value-type="string">
            <text:p>非以公允价值计量</text:p>
            <text:p>且其变动计入当期损益的</text:p>
            <text:p>金融负债的利息支出 </text:p>
          </table:table-cell>
          <table:table-cell office:value-type="float" office:value="80886">
            <text:p>80886</text:p>
          </table:table-cell>
          <table:table-cell office:value-type="float" office:value="98390">
            <text:p>98390</text:p>
          </table:table-cell>
          <table:table-cell table:style-name="ce32" office:value-type="float" office:value="110834">
            <text:p>110834</text:p>
          </table:table-cell>
          <table:table-cell table:style-name="ce34" office:value-type="float" office:value="74582">
            <text:p>74582</text:p>
          </table:table-cell>
          <table:table-cell table:style-name="ce36" office:value-type="float" office:value="61727">
            <text:p>61727</text:p>
          </table:table-cell>
          <table:table-cell table:number-columns-repeated="6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2"/>
          <table:table-cell table:style-name="ce37"/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35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ce26"/>
          <table:table-cell table:number-columns-repeated="2"/>
          <table:table-cell table:style-name="ce29" table:number-columns-repeated="2"/>
          <table:table-cell table:number-columns-repeated="7"/>
        </table:table-row>
        <table:table-row table:style-name="ro4">
          <table:table-cell table:number-columns-repeated="2"/>
          <table:table-cell table:style-name="ce28"/>
          <table:table-cell/>
          <table:table-cell table:style-name="ce29" table:number-columns-repeated="2"/>
          <table:table-cell table:number-columns-repeated="7"/>
        </table:table-row>
        <table:table-row table:style-name="ro4" table:number-rows-repeated="5">
          <table:table-cell table:number-columns-repeated="4"/>
          <table:table-cell table:style-name="ce29" table:number-columns-repeated="2"/>
          <table:table-cell table:number-columns-repeated="7"/>
        </table:table-row>
        <table:table-row table:style-name="ro4">
          <table:table-cell/>
          <table:table-cell table:style-name="Default" table:number-columns-repeated="3"/>
          <table:table-cell table:number-columns-repeated="9"/>
        </table:table-row>
        <table:table-row table:style-name="ro4">
          <table:table-cell/>
          <table:table-cell table:style-name="Default" table:number-columns-repeated="3"/>
          <table:table-cell table:number-columns-repeated="3"/>
          <table:table-cell>
            <draw:frame table:end-cell-address="支出结构.P60" table:end-x="0.7953in" table:end-y="0.0894in" draw:z-index="1" draw:style-name="gr1" draw:text-style-name="P1" svg:width="10.8457in" svg:height="5.139in" svg:x="0.6303in" svg:y="0.1067in">
              <draw:object draw:notify-on-update-of-ranges="支出结构.B1:支出结构.B1 支出结构.B12:支出结构.B18 支出结构.C1:支出结构.C1 支出结构.C12:支出结构.C18 支出结构.D1:支出结构.D1 支出结构.D12:支出结构.D18 支出结构.E1:支出结构.E1 支出结构.E12:支出结构.E18 支出结构.F1:支出结构.F1 支出结构.F12:支出结构.F18 支出结构.G1:支出结构.G1 支出结构.G12:支出结构.G1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</table:table>
      <table:table table:name="负债结构" table:style-name="ta1" table:print="false">
        <office:forms form:automatic-focus="false" form:apply-design-mode="false"/>
        <table:table-column table:style-name="co5" table:number-columns-repeated="2" table:default-cell-style-name="Default"/>
        <table:table-column table:style-name="co5" table:number-columns-repeated="2" table:default-cell-style-name="ce38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Y2016</text:p>
          </table:table-cell>
          <table:table-cell table:style-name="Default" office:value-type="string">
            <text:p>Y2015</text:p>
          </table:table-cell>
          <table:table-cell office:value-type="string">
            <text:p>Y2014</text:p>
          </table:table-cell>
          <table:table-cell office:value-type="string">
            <text:p>Y2013</text:p>
          </table:table-cell>
          <table:table-cell office:value-type="string">
            <text:p>Y2012</text:p>
          </table:table-cell>
        </table:table-row>
        <table:table-row table:style-name="ro3">
          <table:table-cell office:value-type="string">
            <text:p>兴业银行</text:p>
          </table:table-cell>
          <table:table-cell office:value-type="string">
            <text:p>活期存款</text:p>
          </table:table-cell>
          <table:table-cell office:value-type="float" office:value="1184963">
            <text:p>1184963</text:p>
          </table:table-cell>
          <table:table-cell office:value-type="float" office:value="1063243">
            <text:p>1063243</text:p>
          </table:table-cell>
          <table:table-cell table:number-columns-repeated="3"/>
        </table:table-row>
        <table:table-row table:style-name="ro3">
          <table:table-cell office:value-type="string">
            <text:p>兴业银行</text:p>
          </table:table-cell>
          <table:table-cell office:value-type="string">
            <text:p>定期存款</text:p>
          </table:table-cell>
          <table:table-cell office:value-type="float" office:value="1312417">
            <text:p>1312417</text:p>
          </table:table-cell>
          <table:table-cell office:value-type="float" office:value="1149101">
            <text:p>1149101</text:p>
          </table:table-cell>
          <table:table-cell table:number-columns-repeated="3"/>
        </table:table-row>
        <table:table-row table:style-name="ro3">
          <table:table-cell office:value-type="string">
            <text:p>兴业银行</text:p>
          </table:table-cell>
          <table:table-cell office:value-type="string">
            <text:p>其他存款</text:p>
          </table:table-cell>
          <table:table-cell office:value-type="float" office:value="197371">
            <text:p>197371</text:p>
          </table:table-cell>
          <table:table-cell office:value-type="float" office:value="271579">
            <text:p>271579</text:p>
          </table:table-cell>
          <table:table-cell table:number-columns-repeated="3"/>
        </table:table-row>
      </table:table>
      <table:database-ranges>
        <table:database-range table:target-range-address="收入结构.A2:收入结构.I11" table:contains-header="false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Kaiti" svg:font-family="STKaiti"/>
    <style:font-face style:name="SimSun1" svg:font-family="SimSun"/>
    <style:font-face style:name="F" svg:font-family="" style:font-family-generic="roman"/>
    <style:font-face style:name="..1" svg:font-family=".., .." style:font-family-generic="roman"/>
    <style:font-face style:name=".." svg:font-family=".., .." style:font-family-generic="roman"/>
    <style:font-face style:name="Times New Roman2" svg:font-family="'Times New Roman'" style:font-family-generic="roman"/>
    <style:font-face style:name="Times New Roman" svg:font-family="'Times New Roman', 'Times New Roman'" style:font-family-generic="roman"/>
    <style:font-face style:name="Times New Roman1" svg:font-family="'Times New Roman', 'Times New Roman PSMT'" style:font-family-generic="roman"/>
    <style:font-face style:name="SimSun2" svg:font-family="SimSun, '... ...'" style:font-family-generic="swiss"/>
    <style:font-face style:name="SimSun3" svg:font-family="SimSun, 'Sim Sun'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7/26/2017</text:date>, <text:time>17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7-26T17:12:31.98</dc:date>
    <meta:editing-duration>P7DT6H44M10S</meta:editing-duration>
    <meta:editing-cycles>808</meta:editing-cycles>
    <meta:generator>OpenOffice/4.1.3$Win32 OpenOffice.org_project/413m1$Build-9783</meta:generator>
    <dc:creator>w z</dc:creator>
    <meta:document-statistic meta:table-count="3" meta:cell-count="23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228cm" svg:height="9.112cm" xlink:href=".." xlink:type="simple" chart:class="chart:bar" chart:style-name="ch1">
        <chart:title svg:x="17.232cm" svg:y="0.318cm" chart:style-name="ch2">
          <text:p>兴业银行收入结构</text:p>
        </chart:title>
        <chart:legend svg:x="35.335cm" svg:y="3.527cm" style:legend-expansion="custom" chartooo:width="1.524cm" chartooo:height="3.109cm" style:legend-expansion-aspect-ratio="0.490189771630749" chart:style-name="ch3"/>
        <chart:plot-area chart:style-name="ch4" table:cell-range-address="收入结构.B1:收入结构.G10" chart:data-source-has-labels="both" svg:x="0.8cm" svg:y="1.616cm" svg:width="33.749cm" svg:height="6.307cm">
          <chartooo:coordinate-region svg:x="3.591cm" svg:y="1.828cm" svg:width="30.958cm" svg:height="5.443cm"/>
          <chart:axis chart:dimension="x" chart:name="primary-x" chart:style-name="ch5" chartooo:axis-type="auto">
            <chartooo:date-scale/>
            <chart:categories table:cell-range-address="收入结构.B2:收入结构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收入结构.C2:收入结构.C10" chart:label-cell-address="收入结构.C1:收入结构.C1" chart:class="chart:bar">
            <chart:data-point chart:repeated="9"/>
          </chart:series>
          <chart:series chart:style-name="ch9" chart:values-cell-range-address="收入结构.D2:收入结构.D10" chart:label-cell-address="收入结构.D1:收入结构.D1" chart:class="chart:bar">
            <chart:data-point chart:repeated="9"/>
          </chart:series>
          <chart:series chart:style-name="ch10" chart:values-cell-range-address="收入结构.E2:收入结构.E10" chart:label-cell-address="收入结构.E1:收入结构.E1" chart:class="chart:bar">
            <chart:data-point chart:repeated="9"/>
          </chart:series>
          <chart:series chart:style-name="ch11" chart:values-cell-range-address="收入结构.F2:收入结构.F10" chart:label-cell-address="收入结构.F1:收入结构.F1" chart:class="chart:bar">
            <chart:data-point chart:repeated="9"/>
          </chart:series>
          <chart:series chart:style-name="ch12" chart:values-cell-range-address="收入结构.G2:收入结构.G10" chart:label-cell-address="收入结构.G1:收入结构.G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收入结构.C1:收入结构.C1</svg:desc>
                </draw:g>
              </table:table-cell>
              <table:table-cell office:value-type="string">
                <text:p>Y2015</text:p>
                <draw:g>
                  <svg:desc>收入结构.D1:收入结构.D1</svg:desc>
                </draw:g>
              </table:table-cell>
              <table:table-cell office:value-type="string">
                <text:p>Y2014</text:p>
                <draw:g>
                  <svg:desc>收入结构.E1:收入结构.E1</svg:desc>
                </draw:g>
              </table:table-cell>
              <table:table-cell office:value-type="string">
                <text:p>Y2013</text:p>
                <draw:g>
                  <svg:desc>收入结构.F1:收入结构.F1</svg:desc>
                </draw:g>
              </table:table-cell>
              <table:table-cell office:value-type="string">
                <text:p>Y2012</text:p>
                <draw:g>
                  <svg:desc>收入结构.G1:收入结构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贷款利息收入</text:p>
                <draw:g>
                  <svg:desc>收入结构.B2:收入结构.B10</svg:desc>
                </draw:g>
              </table:table-cell>
              <table:table-cell office:value-type="float" office:value="95505000000">
                <text:p>95505000000</text:p>
                <draw:g>
                  <svg:desc>收入结构.C2:收入结构.C10</svg:desc>
                </draw:g>
              </table:table-cell>
              <table:table-cell office:value-type="float" office:value="101750000000">
                <text:p>101750000000</text:p>
                <draw:g>
                  <svg:desc>收入结构.D2:收入结构.D10</svg:desc>
                </draw:g>
              </table:table-cell>
              <table:table-cell office:value-type="float" office:value="93393000000">
                <text:p>93393000000</text:p>
                <draw:g>
                  <svg:desc>收入结构.E2:收入结构.E10</svg:desc>
                </draw:g>
              </table:table-cell>
              <table:table-cell office:value-type="float" office:value="82505000000">
                <text:p>82505000000</text:p>
                <draw:g>
                  <svg:desc>收入结构.F2:收入结构.F10</svg:desc>
                </draw:g>
              </table:table-cell>
              <table:table-cell office:value-type="float" office:value="74727000000">
                <text:p>74727000000</text:p>
                <draw:g>
                  <svg:desc>收入结构.G2:收入结构.G10</svg:desc>
                </draw:g>
              </table:table-cell>
            </table:table-row>
            <table:table-row>
              <table:table-cell office:value-type="string">
                <text:p>拆借利息收入</text:p>
              </table:table-cell>
              <table:table-cell office:value-type="float" office:value="1132000000">
                <text:p>1132000000</text:p>
              </table:table-cell>
              <table:table-cell office:value-type="float" office:value="2095000000">
                <text:p>2095000000</text:p>
              </table:table-cell>
              <table:table-cell office:value-type="float" office:value="4645000000">
                <text:p>4645000000</text:p>
              </table:table-cell>
              <table:table-cell office:value-type="float" office:value="6998000000">
                <text:p>6998000000</text:p>
              </table:table-cell>
              <table:table-cell office:value-type="float" office:value="12865000000">
                <text:p>12865000000</text:p>
              </table:table-cell>
            </table:table-row>
            <table:table-row>
              <table:table-cell office:value-type="string">
                <text:p>存放央行利息收入</text:p>
              </table:table-cell>
              <table:table-cell office:value-type="float" office:value="5898000000">
                <text:p>5898000000</text:p>
              </table:table-cell>
              <table:table-cell office:value-type="float" office:value="6497000000">
                <text:p>6497000000</text:p>
              </table:table-cell>
              <table:table-cell office:value-type="float" office:value="6205000000">
                <text:p>6205000000</text:p>
              </table:table-cell>
              <table:table-cell office:value-type="float" office:value="5831000000">
                <text:p>5831000000</text:p>
              </table:table-cell>
              <table:table-cell office:value-type="float" office:value="4532000000">
                <text:p>4532000000</text:p>
              </table:table-cell>
            </table:table-row>
            <table:table-row>
              <table:table-cell office:value-type="string">
                <text:p>存放同业及其他金融机构利息收入</text:p>
              </table:table-cell>
              <table:table-cell office:value-type="float" office:value="2052000000">
                <text:p>2052000000</text:p>
              </table:table-cell>
              <table:table-cell office:value-type="float" office:value="3894000000">
                <text:p>3894000000</text:p>
              </table:table-cell>
              <table:table-cell office:value-type="float" office:value="4782000000">
                <text:p>4782000000</text:p>
              </table:table-cell>
              <table:table-cell office:value-type="float" office:value="6086000000">
                <text:p>6086000000</text:p>
              </table:table-cell>
              <table:table-cell office:value-type="float" office:value="5369000000">
                <text:p>5369000000</text:p>
              </table:table-cell>
            </table:table-row>
            <table:table-row>
              <table:table-cell office:value-type="string">
                <text:p>买入返售利息收入</text:p>
              </table:table-cell>
              <table:table-cell office:value-type="float" office:value="4511000000">
                <text:p>4511000000</text:p>
              </table:table-cell>
              <table:table-cell office:value-type="float" office:value="27382000000">
                <text:p>27382000000</text:p>
              </table:table-cell>
              <table:table-cell office:value-type="float" office:value="56335000000">
                <text:p>56335000000</text:p>
              </table:table-cell>
              <table:table-cell office:value-type="float" office:value="50231000000">
                <text:p>50231000000</text:p>
              </table:table-cell>
              <table:table-cell office:value-type="float" office:value="40836000000">
                <text:p>40836000000</text:p>
              </table:table-cell>
            </table:table-row>
            <table:table-row>
              <table:table-cell office:value-type="string">
                <text:p>投资损益和利息收入</text:p>
              </table:table-cell>
              <table:table-cell office:value-type="float" office:value="132983000000">
                <text:p>132983000000</text:p>
              </table:table-cell>
              <table:table-cell office:value-type="float" office:value="111501000000">
                <text:p>111501000000</text:p>
              </table:table-cell>
              <table:table-cell office:value-type="float" office:value="49718000000">
                <text:p>49718000000</text:p>
              </table:table-cell>
              <table:table-cell office:value-type="float" office:value="34716000000">
                <text:p>34716000000</text:p>
              </table:table-cell>
              <table:table-cell office:value-type="float" office:value="14542000000">
                <text:p>14542000000</text:p>
              </table:table-cell>
            </table:table-row>
            <table:table-row>
              <table:table-cell office:value-type="string">
                <text:p>手续费及佣金收入</text:p>
              </table:table-cell>
              <table:table-cell office:value-type="float" office:value="38682000000">
                <text:p>38682000000</text:p>
              </table:table-cell>
              <table:table-cell office:value-type="float" office:value="33592000000">
                <text:p>33592000000</text:p>
              </table:table-cell>
              <table:table-cell office:value-type="float" office:value="28412000000">
                <text:p>28412000000</text:p>
              </table:table-cell>
              <table:table-cell office:value-type="float" office:value="24736000000">
                <text:p>24736000000</text:p>
              </table:table-cell>
              <table:table-cell office:value-type="float" office:value="15681000000">
                <text:p>15681000000</text:p>
              </table:table-cell>
            </table:table-row>
            <table:table-row>
              <table:table-cell office:value-type="string">
                <text:p>融资租赁利息收入</text:p>
              </table:table-cell>
              <table:table-cell office:value-type="float" office:value="4923000000">
                <text:p>4923000000</text:p>
              </table:table-cell>
              <table:table-cell office:value-type="float" office:value="5367000000">
                <text:p>5367000000</text:p>
              </table:table-cell>
              <table:table-cell office:value-type="float" office:value="4031000000">
                <text:p>4031000000</text:p>
              </table:table-cell>
              <table:table-cell office:value-type="float" office:value="3228000000">
                <text:p>3228000000</text:p>
              </table:table-cell>
              <table:table-cell office:value-type="float" office:value="2522000000">
                <text:p>2522000000</text:p>
              </table:table-cell>
            </table:table-row>
            <table:table-row>
              <table:table-cell office:value-type="string">
                <text:p>其他收入</text:p>
              </table:table-cell>
              <table:table-cell office:value-type="float" office:value="-2536000000">
                <text:p>-2536000000</text:p>
              </table:table-cell>
              <table:table-cell office:value-type="float" office:value="-190000000">
                <text:p>-190000000</text:p>
              </table:table-cell>
              <table:table-cell office:value-type="float" office:value="2602000000">
                <text:p>2602000000</text:p>
              </table:table-cell>
              <table:table-cell office:value-type="float" office:value="-313000000">
                <text:p>-313000000</text:p>
              </table:table-cell>
              <table:table-cell office:value-type="float" office:value="841000000">
                <text:p>841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24cm" svg:height="9.175cm" xlink:href=".." xlink:type="simple" chart:class="chart:bar" chart:style-name="ch1">
        <chart:title svg:x="12.18cm" svg:y="0.319cm" chart:style-name="ch2">
          <text:p>招商银行收入结构</text:p>
        </chart:title>
        <chart:legend chart:legend-position="end" svg:x="26.39cm" svg:y="3.227cm" style:legend-expansion="high" chart:style-name="ch3"/>
        <chart:plot-area chart:style-name="ch4" table:cell-range-address="收入结构.B14:收入结构.G19 收入结构.C1:收入结构.G1" chart:data-source-has-labels="both" svg:x="1.012cm" svg:y="1.753cm" svg:width="24.254cm" svg:height="6.819cm">
          <chartooo:coordinate-region svg:x="3.803cm" svg:y="1.966cm" svg:width="21.463cm" svg:height="5.853cm"/>
          <chart:axis chart:dimension="x" chart:name="primary-x" chart:style-name="ch5" chartooo:axis-type="auto">
            <chartooo:date-scale/>
            <chart:categories table:cell-range-address="收入结构.B14:收入结构.B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收入结构.C14:收入结构.C19" chart:label-cell-address="收入结构.C1:收入结构.C1" chart:class="chart:bar">
            <chart:data-point chart:repeated="6"/>
          </chart:series>
          <chart:series chart:style-name="ch9" chart:values-cell-range-address="收入结构.D14:收入结构.D19" chart:label-cell-address="收入结构.D1:收入结构.D1" chart:class="chart:bar">
            <chart:data-point chart:repeated="6"/>
          </chart:series>
          <chart:series chart:style-name="ch10" chart:values-cell-range-address="收入结构.E14:收入结构.E19" chart:label-cell-address="收入结构.E1:收入结构.E1" chart:class="chart:bar">
            <chart:data-point chart:repeated="6"/>
          </chart:series>
          <chart:series chart:style-name="ch11" chart:values-cell-range-address="收入结构.F14:收入结构.F19" chart:label-cell-address="收入结构.F1:收入结构.F1" chart:class="chart:bar">
            <chart:data-point chart:repeated="6"/>
          </chart:series>
          <chart:series chart:style-name="ch12" chart:values-cell-range-address="收入结构.G14:收入结构.G19" chart:label-cell-address="收入结构.G1:收入结构.G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收入结构.C1:收入结构.C1</svg:desc>
                </draw:g>
              </table:table-cell>
              <table:table-cell office:value-type="string">
                <text:p>Y2015</text:p>
                <draw:g>
                  <svg:desc>收入结构.D1:收入结构.D1</svg:desc>
                </draw:g>
              </table:table-cell>
              <table:table-cell office:value-type="string">
                <text:p>Y2014</text:p>
                <draw:g>
                  <svg:desc>收入结构.E1:收入结构.E1</svg:desc>
                </draw:g>
              </table:table-cell>
              <table:table-cell office:value-type="string">
                <text:p>Y2013</text:p>
                <draw:g>
                  <svg:desc>收入结构.F1:收入结构.F1</svg:desc>
                </draw:g>
              </table:table-cell>
              <table:table-cell office:value-type="string">
                <text:p>Y2012</text:p>
                <draw:g>
                  <svg:desc>收入结构.G1:收入结构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贷款</text:p>
                <draw:g>
                  <svg:desc>收入结构.B14:收入结构.B19</svg:desc>
                </draw:g>
              </table:table-cell>
              <table:table-cell office:value-type="float" office:value="151236000000">
                <text:p>151236000000</text:p>
                <draw:g>
                  <svg:desc>收入结构.C14:收入结构.C19</svg:desc>
                </draw:g>
              </table:table-cell>
              <table:table-cell office:value-type="float" office:value="159885000000">
                <text:p>159885000000</text:p>
                <draw:g>
                  <svg:desc>收入结构.D14:收入结构.D19</svg:desc>
                </draw:g>
              </table:table-cell>
              <table:table-cell office:value-type="float" office:value="145727000000">
                <text:p>145727000000</text:p>
                <draw:g>
                  <svg:desc>收入结构.E14:收入结构.E19</svg:desc>
                </draw:g>
              </table:table-cell>
              <table:table-cell office:value-type="float" office:value="127630000000">
                <text:p>127630000000</text:p>
                <draw:g>
                  <svg:desc>收入结构.F14:收入结构.F19</svg:desc>
                </draw:g>
              </table:table-cell>
              <table:table-cell office:value-type="float" office:value="115926000000">
                <text:p>115926000000</text:p>
                <draw:g>
                  <svg:desc>收入结构.G14:收入结构.G19</svg:desc>
                </draw:g>
              </table:table-cell>
            </table:table-row>
            <table:table-row>
              <table:table-cell office:value-type="string">
                <text:p>存放中央银行</text:p>
              </table:table-cell>
              <table:table-cell office:value-type="float" office:value="8170000000">
                <text:p>8170000000</text:p>
              </table:table-cell>
              <table:table-cell office:value-type="float" office:value="8598000000">
                <text:p>8598000000</text:p>
              </table:table-cell>
              <table:table-cell office:value-type="float" office:value="8318000000">
                <text:p>8318000000</text:p>
              </table:table-cell>
              <table:table-cell office:value-type="float" office:value="7296000000">
                <text:p>7296000000</text:p>
              </table:table-cell>
              <table:table-cell office:value-type="float" office:value="6392000000">
                <text:p>6392000000</text:p>
              </table:table-cell>
            </table:table-row>
            <table:table-row>
              <table:table-cell office:value-type="string">
                <text:p>拆借、存放等同业业务</text:p>
              </table:table-cell>
              <table:table-cell office:value-type="float" office:value="10354000000">
                <text:p>10354000000</text:p>
              </table:table-cell>
              <table:table-cell office:value-type="float" office:value="18064000000">
                <text:p>18064000000</text:p>
              </table:table-cell>
              <table:table-cell office:value-type="float" office:value="31040000000">
                <text:p>31040000000</text:p>
              </table:table-cell>
              <table:table-cell office:value-type="float" office:value="16948000000">
                <text:p>16948000000</text:p>
              </table:table-cell>
              <table:table-cell office:value-type="float" office:value="11839000000">
                <text:p>11839000000</text:p>
              </table:table-cell>
            </table:table-row>
            <table:table-row>
              <table:table-cell office:value-type="string">
                <text:p>投资</text:p>
              </table:table-cell>
              <table:table-cell office:value-type="float" office:value="45721000000">
                <text:p>45721000000</text:p>
              </table:table-cell>
              <table:table-cell office:value-type="float" office:value="48175000000">
                <text:p>48175000000</text:p>
              </table:table-cell>
              <table:table-cell office:value-type="float" office:value="37749000000">
                <text:p>37749000000</text:p>
              </table:table-cell>
              <table:table-cell office:value-type="float" office:value="21621000000">
                <text:p>21621000000</text:p>
              </table:table-cell>
              <table:table-cell office:value-type="float" office:value="15944000000">
                <text:p>15944000000</text:p>
              </table:table-cell>
            </table:table-row>
            <table:table-row>
              <table:table-cell office:value-type="string">
                <text:p>手续费及佣金收入</text:p>
              </table:table-cell>
              <table:table-cell office:value-type="float" office:value="66003000000">
                <text:p>66003000000</text:p>
              </table:table-cell>
              <table:table-cell office:value-type="float" office:value="57798000000">
                <text:p>57798000000</text:p>
              </table:table-cell>
              <table:table-cell office:value-type="float" office:value="48543000000">
                <text:p>48543000000</text:p>
              </table:table-cell>
              <table:table-cell office:value-type="float" office:value="31365000000">
                <text:p>31365000000</text:p>
              </table:table-cell>
              <table:table-cell office:value-type="float" office:value="21167000000">
                <text:p>21167000000</text:p>
              </table:table-cell>
            </table:table-row>
            <table:table-row>
              <table:table-cell office:value-type="string">
                <text:p>其他业务</text:p>
              </table:table-cell>
              <table:table-cell office:value-type="float" office:value="13565000000">
                <text:p>13565000000</text:p>
              </table:table-cell>
              <table:table-cell office:value-type="float" office:value="11323000000">
                <text:p>11323000000</text:p>
              </table:table-cell>
              <table:table-cell office:value-type="float" office:value="9167000000">
                <text:p>9167000000</text:p>
              </table:table-cell>
              <table:table-cell office:value-type="float" office:value="4507000000">
                <text:p>4507000000</text:p>
              </table:table-cell>
              <table:table-cell office:value-type="float" office:value="5254000000">
                <text:p>5254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4cm" svg:height="9cm" xlink:href=".." xlink:type="simple" chart:class="chart:bar" chart:style-name="ch1">
        <chart:title svg:x="10.688cm" svg:y="0.316cm" chart:style-name="ch2">
          <text:p>兴业银行利息支出结构</text:p>
        </chart:title>
        <chart:legend chart:legend-position="end" svg:x="24.306cm" svg:y="3.14cm" style:legend-expansion="high" chart:style-name="ch3"/>
        <chart:plot-area chart:style-name="ch4" table:cell-range-address="支出结构.B1:支出结构.G8" chart:data-source-has-labels="both" svg:x="0.97cm" svg:y="1.233cm" svg:width="22.295cm" svg:height="7.077cm">
          <chartooo:coordinate-region svg:x="2.147cm" svg:y="1.445cm" svg:width="21.118cm" svg:height="5.608cm"/>
          <chart:axis chart:dimension="x" chart:name="primary-x" chart:style-name="ch5" chartooo:axis-type="auto">
            <chartooo:date-scale/>
            <chart:categories table:cell-range-address="支出结构.B2:支出结构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支出结构.C2:支出结构.C8" chart:label-cell-address="支出结构.C1:支出结构.C1" chart:class="chart:bar">
            <chart:data-point chart:repeated="7"/>
          </chart:series>
          <chart:series chart:style-name="ch9" chart:values-cell-range-address="支出结构.D2:支出结构.D8" chart:label-cell-address="支出结构.D1:支出结构.D1" chart:class="chart:bar">
            <chart:data-point chart:repeated="7"/>
          </chart:series>
          <chart:series chart:style-name="ch10" chart:values-cell-range-address="支出结构.E2:支出结构.E8" chart:label-cell-address="支出结构.E1:支出结构.E1" chart:class="chart:bar">
            <chart:data-point chart:repeated="7"/>
          </chart:series>
          <chart:series chart:style-name="ch11" chart:values-cell-range-address="支出结构.F2:支出结构.F8" chart:label-cell-address="支出结构.F1:支出结构.F1" chart:class="chart:bar">
            <chart:data-point chart:repeated="7"/>
          </chart:series>
          <chart:series chart:style-name="ch12" chart:values-cell-range-address="支出结构.G2:支出结构.G8" chart:label-cell-address="支出结构.G1:支出结构.G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支出结构.C1:支出结构.C1</svg:desc>
                </draw:g>
              </table:table-cell>
              <table:table-cell office:value-type="string">
                <text:p>Y2015</text:p>
                <draw:g>
                  <svg:desc>支出结构.D1:支出结构.D1</svg:desc>
                </draw:g>
              </table:table-cell>
              <table:table-cell office:value-type="string">
                <text:p>Y2014</text:p>
                <draw:g>
                  <svg:desc>支出结构.E1:支出结构.E1</svg:desc>
                </draw:g>
              </table:table-cell>
              <table:table-cell office:value-type="string">
                <text:p>Y2013</text:p>
                <draw:g>
                  <svg:desc>支出结构.F1:支出结构.F1</svg:desc>
                </draw:g>
              </table:table-cell>
              <table:table-cell office:value-type="string">
                <text:p>Y2012</text:p>
                <draw:g>
                  <svg:desc>支出结构.G1:支出结构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向中央银行借款利息支出</text:p>
                <draw:g>
                  <svg:desc>支出结构.B2:支出结构.B8</svg:desc>
                </draw:g>
              </table:table-cell>
              <table:table-cell office:value-type="float" office:value="3972">
                <text:p>3972</text:p>
                <draw:g>
                  <svg:desc>支出结构.C2:支出结构.C8</svg:desc>
                </draw:g>
              </table:table-cell>
              <table:table-cell office:value-type="float" office:value="1801">
                <text:p>1801</text:p>
                <draw:g>
                  <svg:desc>支出结构.D2:支出结构.D8</svg:desc>
                </draw:g>
              </table:table-cell>
              <table:table-cell office:value-type="float" office:value="210">
                <text:p>210</text:p>
                <draw:g>
                  <svg:desc>支出结构.E2:支出结构.E8</svg:desc>
                </draw:g>
              </table:table-cell>
              <table:table-cell office:value-type="float" office:value="0">
                <text:p>0</text:p>
                <draw:g>
                  <svg:desc>支出结构.F2:支出结构.F8</svg:desc>
                </draw:g>
              </table:table-cell>
              <table:table-cell office:value-type="float" office:value="0">
                <text:p>0</text:p>
                <draw:g>
                  <svg:desc>支出结构.G2:支出结构.G8</svg:desc>
                </draw:g>
              </table:table-cell>
            </table:table-row>
            <table:table-row>
              <table:table-cell office:value-type="string">
                <text:p>存款利息支出</text:p>
              </table:table-cell>
              <table:table-cell office:value-type="float" office:value="42313">
                <text:p>42313</text:p>
              </table:table-cell>
              <table:table-cell office:value-type="float" office:value="57422">
                <text:p>57422</text:p>
              </table:table-cell>
              <table:table-cell office:value-type="float" office:value="52279">
                <text:p>52279</text:p>
              </table:table-cell>
              <table:table-cell office:value-type="float" office:value="44209">
                <text:p>44209</text:p>
              </table:table-cell>
              <table:table-cell office:value-type="float" office:value="33662">
                <text:p>33662</text:p>
              </table:table-cell>
            </table:table-row>
            <table:table-row>
              <table:table-cell office:value-type="string">
                <text:p>发行债券利息支出</text:p>
              </table:table-cell>
              <table:table-cell office:value-type="float" office:value="22569">
                <text:p>22569</text:p>
              </table:table-cell>
              <table:table-cell office:value-type="float" office:value="12673">
                <text:p>12673</text:p>
              </table:table-cell>
              <table:table-cell office:value-type="float" office:value="5136">
                <text:p>5136</text:p>
              </table:table-cell>
              <table:table-cell office:value-type="float" office:value="3100">
                <text:p>3100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同业及其他金融机构存放利息支出</text:p>
              </table:table-cell>
              <table:table-cell office:value-type="float" office:value="49291">
                <text:p>49291</text:p>
              </table:table-cell>
              <table:table-cell office:value-type="float" office:value="57897">
                <text:p>57897</text:p>
              </table:table-cell>
              <table:table-cell office:value-type="float" office:value="57565">
                <text:p>57565</text:p>
              </table:table-cell>
              <table:table-cell office:value-type="float" office:value="47367">
                <text:p>47367</text:p>
              </table:table-cell>
              <table:table-cell office:value-type="float" office:value="35997">
                <text:p>35997</text:p>
              </table:table-cell>
            </table:table-row>
            <table:table-row>
              <table:table-cell office:value-type="string">
                <text:p>拆入资金利息支出</text:p>
              </table:table-cell>
              <table:table-cell office:value-type="float" office:value="3605">
                <text:p>3605</text:p>
              </table:table-cell>
              <table:table-cell office:value-type="float" office:value="3785">
                <text:p>3785</text:p>
              </table:table-cell>
              <table:table-cell office:value-type="float" office:value="3546">
                <text:p>3546</text:p>
              </table:table-cell>
              <table:table-cell office:value-type="float" office:value="2718">
                <text:p>271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卖出回购利息支出</text:p>
              </table:table-cell>
              <table:table-cell office:value-type="float" office:value="2058">
                <text:p>2058</text:p>
              </table:table-cell>
              <table:table-cell office:value-type="float" office:value="2427">
                <text:p>2427</text:p>
              </table:table-cell>
              <table:table-cell office:value-type="float" office:value="4969">
                <text:p>4969</text:p>
              </table:table-cell>
              <table:table-cell office:value-type="float" office:value="5537">
                <text:p>5537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其他利息支出</text:p>
              </table:table-cell>
              <table:table-cell office:value-type="float" office:value="152">
                <text:p>152</text:p>
              </table:table-cell>
              <table:table-cell office:value-type="float" office:value="133">
                <text:p>133</text:p>
              </table:table-cell>
              <table:table-cell office:value-type="float" office:value="149">
                <text:p>149</text:p>
              </table:table-cell>
              <table:table-cell office:value-type="float" office:value="826">
                <text:p>826</text:p>
              </table:table-cell>
              <table:table-cell office:value-type="float" office:value="753">
                <text:p>7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549cm" svg:height="13.054cm" xlink:href=".." xlink:type="simple" chart:class="chart:bar" chart:style-name="ch1">
        <chart:title svg:x="11.442cm" svg:y="0.397cm" chart:style-name="ch2">
          <text:p>招商银行利息支出结构</text:p>
        </chart:title>
        <chart:legend svg:x="24.374cm" svg:y="5.009cm" style:legend-expansion="custom" chartooo:width="2.196cm" chartooo:height="2.72cm" style:legend-expansion-aspect-ratio="0.807352941176471" chart:style-name="ch3"/>
        <chart:plot-area chart:style-name="ch4" table:cell-range-address="支出结构.B1:支出结构.G1 支出结构.B12:支出结构.G18" chart:data-source-has-labels="both" svg:x="0.845cm" svg:y="1.178cm" svg:width="22.801cm" svg:height="12.198cm">
          <chartooo:coordinate-region svg:x="2.207cm" svg:y="1.39cm" svg:width="21.049cm" svg:height="9.723cm"/>
          <chart:axis chart:dimension="x" chart:name="primary-x" chart:style-name="ch5" chartooo:axis-type="auto">
            <chartooo:date-scale/>
            <chart:categories table:cell-range-address="支出结构.B12:支出结构.B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支出结构.C12:支出结构.C18" chart:label-cell-address="支出结构.C1:支出结构.C1" chart:class="chart:bar">
            <chart:data-point chart:repeated="7"/>
          </chart:series>
          <chart:series chart:style-name="ch9" chart:values-cell-range-address="支出结构.D12:支出结构.D18" chart:label-cell-address="支出结构.D1:支出结构.D1" chart:class="chart:bar">
            <chart:data-point chart:repeated="7"/>
          </chart:series>
          <chart:series chart:style-name="ch10" chart:values-cell-range-address="支出结构.E12:支出结构.E18" chart:label-cell-address="支出结构.E1:支出结构.E1" chart:class="chart:bar">
            <chart:data-point chart:repeated="7"/>
          </chart:series>
          <chart:series chart:style-name="ch11" chart:values-cell-range-address="支出结构.F12:支出结构.F18" chart:label-cell-address="支出结构.F1:支出结构.F1" chart:class="chart:bar">
            <chart:data-point chart:repeated="7"/>
          </chart:series>
          <chart:series chart:style-name="ch12" chart:values-cell-range-address="支出结构.G12:支出结构.G18" chart:label-cell-address="支出结构.G1:支出结构.G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支出结构.C1:支出结构.C1</svg:desc>
                </draw:g>
              </table:table-cell>
              <table:table-cell office:value-type="string">
                <text:p>Y2015</text:p>
                <draw:g>
                  <svg:desc>支出结构.D1:支出结构.D1</svg:desc>
                </draw:g>
              </table:table-cell>
              <table:table-cell office:value-type="string">
                <text:p>Y2014</text:p>
                <draw:g>
                  <svg:desc>支出结构.E1:支出结构.E1</svg:desc>
                </draw:g>
              </table:table-cell>
              <table:table-cell office:value-type="string">
                <text:p>Y2013</text:p>
                <draw:g>
                  <svg:desc>支出结构.F1:支出结构.F1</svg:desc>
                </draw:g>
              </table:table-cell>
              <table:table-cell office:value-type="string">
                <text:p>Y2012</text:p>
                <draw:g>
                  <svg:desc>支出结构.G1:支出结构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向中央银行借款 </text:p>
                <draw:g>
                  <svg:desc>支出结构.B12:支出结构.B18</svg:desc>
                </draw:g>
              </table:table-cell>
              <table:table-cell office:value-type="float" office:value="4793">
                <text:p>4793</text:p>
                <draw:g>
                  <svg:desc>支出结构.C12:支出结构.C18</svg:desc>
                </draw:g>
              </table:table-cell>
              <table:table-cell office:value-type="float" office:value="1696">
                <text:p>1696</text:p>
                <draw:g>
                  <svg:desc>支出结构.D12:支出结构.D18</svg:desc>
                </draw:g>
              </table:table-cell>
              <table:table-cell office:value-type="float" office:value="142">
                <text:p>142</text:p>
                <draw:g>
                  <svg:desc>支出结构.E12:支出结构.E18</svg:desc>
                </draw:g>
              </table:table-cell>
              <table:table-cell office:value-type="float" office:value="0">
                <text:p>0</text:p>
                <draw:g>
                  <svg:desc>支出结构.F12:支出结构.F18</svg:desc>
                </draw:g>
              </table:table-cell>
              <table:table-cell office:value-type="float" office:value="0">
                <text:p>0</text:p>
                <draw:g>
                  <svg:desc>支出结构.G12:支出结构.G18</svg:desc>
                </draw:g>
              </table:table-cell>
            </table:table-row>
            <table:table-row>
              <table:table-cell office:value-type="string">
                <text:p>客户存款 </text:p>
              </table:table-cell>
              <table:table-cell office:value-type="float" office:value="46000">
                <text:p>46000</text:p>
              </table:table-cell>
              <table:table-cell office:value-type="float" office:value="60448">
                <text:p>60448</text:p>
              </table:table-cell>
              <table:table-cell office:value-type="float" office:value="64102">
                <text:p>64102</text:p>
              </table:table-cell>
              <table:table-cell office:value-type="float" office:value="48475">
                <text:p>48475</text:p>
              </table:table-cell>
              <table:table-cell office:value-type="float" office:value="42308">
                <text:p>42308</text:p>
              </table:table-cell>
            </table:table-row>
            <table:table-row>
              <table:table-cell office:value-type="string">
                <text:p>债券利息支出 </text:p>
              </table:table-cell>
              <table:table-cell office:value-type="float" office:value="9925">
                <text:p>9925</text:p>
              </table:table-cell>
              <table:table-cell office:value-type="float" office:value="7150">
                <text:p>7150</text:p>
              </table:table-cell>
              <table:table-cell office:value-type="float" office:value="3921">
                <text:p>3921</text:p>
              </table:table-cell>
              <table:table-cell office:value-type="float" office:value="3281">
                <text:p>3281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同业和其他金融机构存放款项 </text:p>
              </table:table-cell>
              <table:table-cell office:value-type="float" office:value="12163">
                <text:p>12163</text:p>
              </table:table-cell>
              <table:table-cell office:value-type="float" office:value="22168">
                <text:p>22168</text:p>
              </table:table-cell>
              <table:table-cell office:value-type="float" office:value="33796">
                <text:p>33796</text:p>
              </table:table-cell>
              <table:table-cell office:value-type="float" office:value="14724">
                <text:p>14724</text:p>
              </table:table-cell>
              <table:table-cell office:value-type="float" office:value="8853">
                <text:p>8853</text:p>
              </table:table-cell>
            </table:table-row>
            <table:table-row>
              <table:table-cell office:value-type="string">
                <text:p>拆入资金 </text:p>
              </table:table-cell>
              <table:table-cell office:value-type="float" office:value="5032">
                <text:p>5032</text:p>
              </table:table-cell>
              <table:table-cell office:value-type="float" office:value="4778">
                <text:p>4778</text:p>
              </table:table-cell>
              <table:table-cell office:value-type="float" office:value="7236">
                <text:p>7236</text:p>
              </table:table-cell>
              <table:table-cell office:value-type="float" office:value="5451">
                <text:p>5451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卖出回购金融资产款 </text:p>
              </table:table-cell>
              <table:table-cell office:value-type="float" office:value="2973">
                <text:p>2973</text:p>
              </table:table-cell>
              <table:table-cell office:value-type="float" office:value="2150">
                <text:p>2150</text:p>
              </table:table-cell>
              <table:table-cell office:value-type="float" office:value="1637">
                <text:p>1637</text:p>
              </table:table-cell>
              <table:table-cell office:value-type="float" office:value="2651">
                <text:p>2651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非以公允价值计量
且其变动计入当期损益的
金融负债的利息支出 </text:p>
              </table:table-cell>
              <table:table-cell office:value-type="float" office:value="80886">
                <text:p>80886</text:p>
              </table:table-cell>
              <table:table-cell office:value-type="float" office:value="98390">
                <text:p>98390</text:p>
              </table:table-cell>
              <table:table-cell office:value-type="float" office:value="110834">
                <text:p>110834</text:p>
              </table:table-cell>
              <table:table-cell office:value-type="float" office:value="74582">
                <text:p>74582</text:p>
              </table:table-cell>
              <table:table-cell office:value-type="float" office:value="61727">
                <text:p>61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